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Georgia, serif"/>
    <style:font-face style:name="Tahoma1" svg:font-family="Tahoma"/>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d19e6" officeooo:paragraph-rsid="001d19e6"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2be50" officeooo:paragraph-rsid="0022be50" style:font-size-asian="9.60000038146973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44a4e" officeooo:paragraph-rsid="00244a4e"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d19e6"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17b4e6"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19cab0"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1aa32a" style:font-size-asian="9.60000038146973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1ca266" style:font-size-asian="9.60000038146973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1d4af3" style:font-size-asian="9.60000038146973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0dd16"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1f0a6"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4313e"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44a4e"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62191"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7c882" style:font-size-asian="9.60000038146973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7e501" style:font-size-asian="9.60000038146973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7b4e6" officeooo:paragraph-rsid="0029aa7f" style:font-size-asian="9.60000038146973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9006e" officeooo:paragraph-rsid="0019006e" style:font-size-asian="9.60000038146973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420f" officeooo:paragraph-rsid="0023420f" style:font-size-asian="9.60000038146973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4313e" officeooo:paragraph-rsid="0024313e" style:font-size-asian="9.60000038146973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44a4e" officeooo:paragraph-rsid="00244a4e" style:font-size-asian="9.60000038146973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9aa7f" officeooo:paragraph-rsid="0029aa7f" style:font-size-asian="9.60000038146973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b4c15" officeooo:paragraph-rsid="002b4c15" style:font-size-asian="9.60000038146973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9006e" officeooo:paragraph-rsid="0019006e" style:font-size-asian="10.5pt" style:language-asian="zxx" style:country-asian="none" style:font-weight-asian="bold" style:font-size-complex="12pt" style:language-complex="zxx" style:country-complex="none" style:font-weight-complex="bold"/>
    </style:style>
    <style:style style:name="P25"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9006e" officeooo:paragraph-rsid="00244a4e" style:font-size-asian="10.5pt" style:language-asian="zxx" style:country-asian="none" style:font-weight-asian="bold" style:font-size-complex="12pt" style:language-complex="zxx" style:country-complex="none" style:font-weight-complex="bold"/>
    </style:style>
    <style:style style:name="P26"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normal" officeooo:rsid="001f25b8" officeooo:paragraph-rsid="001f25b8"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color="#000000" style:font-name="Times New Roman" fo:font-size="12pt" fo:language="en" fo:country="GB" style:text-underline-style="none" fo:font-weight="normal" officeooo:rsid="0019006e" officeooo:paragraph-rsid="0019006e"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color="#000000" style:font-name="Times New Roman" fo:font-size="12pt" fo:language="en" fo:country="GB" style:text-underline-style="none" fo:font-weight="normal" officeooo:rsid="0019cab0" officeooo:paragraph-rsid="0019cab0"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color="#000000" style:font-name="Times New Roman" fo:font-size="12pt" fo:language="en" fo:country="GB" style:text-underline-style="none" fo:font-weight="normal" officeooo:rsid="001f25b8" officeooo:paragraph-rsid="001f25b8"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13a460"/>
    </style:style>
    <style:style style:name="T2" style:family="text">
      <style:text-properties officeooo:rsid="0017b4e6"/>
    </style:style>
    <style:style style:name="T3" style:family="text">
      <style:text-properties fo:font-variant="normal" fo:text-transform="none" fo:color="#202122" fo:letter-spacing="normal"/>
    </style:style>
    <style:style style:name="T4" style:family="text">
      <style:text-properties officeooo:rsid="0018d8d9"/>
    </style:style>
    <style:style style:name="T5" style:family="text">
      <style:text-properties officeooo:rsid="0019cab0"/>
    </style:style>
    <style:style style:name="T6" style:family="text">
      <style:text-properties officeooo:rsid="0021f0a6"/>
    </style:style>
    <style:style style:name="T7" style:family="text">
      <style:text-properties style:text-underline-style="solid" style:text-underline-width="auto" style:text-underline-color="font-color" officeooo:rsid="0021f0a6"/>
    </style:style>
    <style:style style:name="T8" style:family="text">
      <style:text-properties officeooo:rsid="00244a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nerics</text:span>:</text:p>
      <text:p text:style-name="P4"/>
      <text:p text:style-name="P5"><text:span text:style-name="T3">–</text:span> Generics allow the re-usability of code, where one single method can be used for different data-types of variables or objects, e.g. a method that finds the largest value of both 'int' numbers and 'double' (decimal) numbers.</text:p>
      <text:p text:style-name="P5"/>
      <text:p text:style-name="P5">– <text:span text:style-name="T4">Generic methods have the following syntax:</text:span></text:p>
      <text:p text:style-name="P5"/>
      <text:p text:style-name="P18">&lt;T&gt; void MyFirstGenericMethod(T element) </text:p>
      <text:p text:style-name="P18"/>
      <text:p text:style-name="P2">Generic objects &amp; members:</text:p>
      <text:p text:style-name="P4"/>
      <text:p text:style-name="P19"><text:span text:style-name="T2">– </text:span>In addition to generic methods, you can also create generic classes, which are classes that can have members of the generic type.</text:p>
      <text:p text:style-name="P19"/>
      <text:p text:style-name="P12">– <text:span text:style-name="T4">Generic classes have the following syntax:</text:span></text:p>
      <text:p text:style-name="P12"/>
      <text:p text:style-name="P20">Test &lt;DataType&gt; obj = new Test &lt;DataType&gt;()</text:p>
      <text:p text:style-name="P4"/>
      <text:p text:style-name="P1"><text:span text:style-name="T1">Code Examples</text:span>:</text:p>
      <text:p text:style-name="P1"/>
      <text:p text:style-name="P24"><text:span text:style-name="T8">Generic </text:span>Maximum Method Code:</text:p>
      <text:p text:style-name="P27"/>
      <text:p text:style-name="P28">class Main {</text:p>
      <text:p text:style-name="P28"><text:s text:c="4"/>public static void main(String[] args) {</text:p>
      <text:p text:style-name="P28"><text:s text:c="8"/>System.out.printf("Max of %d, %d and %d is %d\n\n", 3, 4, 5,</text:p>
      <text:p text:style-name="P28"><text:s text:c="12"/>MaximumTest.maximum(3, 4, 5));</text:p>
      <text:p text:style-name="P28"><text:s text:c="8"/>System.out.printf("Max of %.1f,%.1f and %.1f is %.1f\n\n", 6.6, 8.8, 7.7,</text:p>
      <text:p text:style-name="P28"><text:s text:c="12"/>MaximumTest.maximum(6.6, 8.8, 7.7));</text:p>
      <text:p text:style-name="P28"><text:s text:c="8"/>System.out.printf("Max of %s, %s and %s is %s\n", "pear", "apple", "orange",</text:p>
      <text:p text:style-name="P28"><text:s text:c="12"/>MaximumTest.maximum("pear", "apple", "orange"));</text:p>
      <text:p text:style-name="P28"><text:s text:c="4"/>}</text:p>
      <text:p text:style-name="P28">}</text:p>
      <text:p text:style-name="P28"/>
      <text:p text:style-name="P28">class MaximumTest {</text:p>
      <text:p text:style-name="P28"><text:s text:c="4"/>// determines the largest of three Comparable objects</text:p>
      <text:p text:style-name="P28"><text:s text:c="4"/>public static &lt; T extends Comparable &lt; T &gt;&gt; T maximum(T x, T y, T z) {</text:p>
      <text:p text:style-name="P28"><text:s text:c="8"/>T max = x; // assume x is initially the largest</text:p>
      <text:p text:style-name="P28"/>
      <text:p text:style-name="P28"><text:s text:c="8"/>if (y.compareTo(max) &gt; 0) {</text:p>
      <text:p text:style-name="P28"><text:s text:c="12"/>max = y; // y is the largest so far</text:p>
      <text:p text:style-name="P28"><text:s text:c="8"/>}</text:p>
      <text:p text:style-name="P28"/>
      <text:p text:style-name="P28"><text:s text:c="8"/>if (z.compareTo(max) &gt; 0) {</text:p>
      <text:p text:style-name="P28"><text:s text:c="12"/>max = z; // z is the largest now</text:p>
      <text:p text:style-name="P28"><text:s text:c="8"/>}</text:p>
      <text:p text:style-name="P28"><text:s text:c="8"/>return max; // returns the largest object</text:p>
      <text:p text:style-name="P28"><text:s text:c="4"/>}</text:p>
      <text:p text:style-name="P28">}</text:p>
      <text:p text:style-name="P28"/>
      <text:p text:style-name="P26">Output:</text:p>
      <text:p text:style-name="P26"/>
      <text:p text:style-name="P29">Max of 3, 4 and 5 is 5</text:p>
      <text:p text:style-name="P29"><text:soft-page-break/></text:p>
      <text:p text:style-name="P29">Max of 6.6,8.8 and 7.7 is 8.8</text:p>
      <text:p text:style-name="P29"/>
      <text:p text:style-name="P29">Max of pear, apple and orange is pear</text:p>
      <text:p text:style-name="P27"/>
      <text:p text:style-name="P24">Explanation:</text:p>
      <text:p text:style-name="P4"/>
      <text:p text:style-name="P6">– <text:span text:style-name="T5">Line #3 uses the 'printf' function. It is similar to 'println' but is used for formatted text. '%d' is used a place-holder for the actual values, which are listed after the speech marks ends.</text:span></text:p>
      <text:p text:style-name="P7">– <text:span text:style-name="T5">Line #4 applies the 'maximum' method from the 'MaximumTest' class and feeds it the values of 3, 4 and 5.</text:span></text:p>
      <text:p text:style-name="P8">– <text:span text:style-name="T5">Lines #5, 6, 7 and 8 apply this using other data types, such as 'double' and 'string'.</text:span></text:p>
      <text:p text:style-name="P8"/>
      <text:p text:style-name="P9">– <text:span text:style-name="T5">Line #14 creates the 'maximum' generic method.</text:span></text:p>
      <text:p text:style-name="P10">– <text:span text:style-name="T5">Lines #15 – 22 use the 'compareTo' method to see which variable is the largest. It assumes that the first variable 'x' is largest and so sets the value of the variable 'max' to 'x'. It then compares it to the variable 'y' and then 'z'. If 'y' or 'z' is larger than the previous variable, than the variable 'max' is set to them instead.</text:span></text:p>
      <text:p text:style-name="P11">– <text:span text:style-name="T5">Line #24 returns the value of 'max'.</text:span></text:p>
      <text:p text:style-name="P11"/>
      <text:p text:style-name="P11"><text:span text:style-name="T7">Note:</text:span><text:span text:style-name="T6"> Methods always need to return at the end.</text:span></text:p>
      <text:p text:style-name="P11"/>
      <text:p text:style-name="P25"><text:span text:style-name="T8">Generic Classes</text:span> Code:</text:p>
      <text:p text:style-name="P11"/>
      <text:p text:style-name="P21">class Test &lt; T &gt; {</text:p>
      <text:p text:style-name="P21"><text:s text:c="4"/>T obj;</text:p>
      <text:p text:style-name="P21"><text:s text:c="4"/>Test(T obj) {</text:p>
      <text:p text:style-name="P21"><text:s text:c="8"/>this.obj = obj;</text:p>
      <text:p text:style-name="P21"><text:s text:c="4"/>}</text:p>
      <text:p text:style-name="P21"><text:s text:c="4"/>public T getObject() {</text:p>
      <text:p text:style-name="P21"><text:s text:c="8"/>return this.obj;</text:p>
      <text:p text:style-name="P21"><text:s text:c="4"/>}</text:p>
      <text:p text:style-name="P21">}</text:p>
      <text:p text:style-name="P21">class Main {</text:p>
      <text:p text:style-name="P21"><text:s text:c="4"/>public static void main(String[] args) {</text:p>
      <text:p text:style-name="P21"><text:s text:c="8"/>// Test for Integer type </text:p>
      <text:p text:style-name="P21"><text:s text:c="8"/>Test &lt; Integer &gt; obj1 = new Test &lt; Integer &gt; (5);</text:p>
      <text:p text:style-name="P21"><text:s text:c="8"/>System.out.println(obj1.getObject());</text:p>
      <text:p text:style-name="P21"/>
      <text:p text:style-name="P21"><text:s text:c="8"/>// Test for double type </text:p>
      <text:p text:style-name="P21"><text:s text:c="8"/>Test &lt; Double &gt; obj2 = new Test &lt; Double &gt; (15.777755);</text:p>
      <text:p text:style-name="P21"><text:s text:c="8"/>System.out.println(obj2.getObject());</text:p>
      <text:p text:style-name="P21"/>
      <text:p text:style-name="P21"><text:s text:c="8"/>// Test for String type </text:p>
      <text:p text:style-name="P21"><text:s text:c="8"/>Test &lt; String &gt; obj3 = new Test &lt; String &gt; ("Yayy! That's my first Generic Class.");</text:p>
      <text:p text:style-name="P21"><text:s text:c="8"/>System.out.println(obj3.getObject());</text:p>
      <text:p text:style-name="P21"><text:s text:c="4"/>}</text:p>
      <text:p text:style-name="P21">}</text:p>
      <text:p text:style-name="P21"/>
      <text:p text:style-name="P3">Output:</text:p>
      <text:p text:style-name="P21"/>
      <text:p text:style-name="P21">5</text:p>
      <text:p text:style-name="P21">15.777755</text:p>
      <text:p text:style-name="P21">Yayy! That's my first Generic Class.</text:p>
      <text:p text:style-name="P21"/>
      <text:p text:style-name="P25">Explanation:</text:p>
      <text:p text:style-name="P25"/>
      <text:p text:style-name="P13">– <text:span text:style-name="T5">Line #2 creates the class 'Test'. It can hold an obj of any type, as it is generic.</text:span></text:p>
      <text:p text:style-name="P14"><text:soft-page-break/>– <text:span text:style-name="T5">Line #3 declares an object of the type 't'.</text:span></text:p>
      <text:p text:style-name="P15">– <text:span text:style-name="T5">Line #4 creates a constructor called 'Test(T obj)'. It assigns the value passed as a parameter to data member obj of type T.</text:span></text:p>
      <text:p text:style-name="P16">– <text:span text:style-name="T5">Line #7 creates a method called 'T getObject()' which returns the obj of type T on line #8.</text:span></text:p>
      <text:p text:style-name="P16"/>
      <text:p text:style-name="P17">– <text:span text:style-name="T5">Lines #14 – 23 call on the generic 'Test' class. It follows the syntax defined previously:</text:span></text:p>
      <text:p text:style-name="P17"/>
      <text:p text:style-name="P22">1) Test is the class.</text:p>
      <text:p text:style-name="P15"/>
      <text:p text:style-name="P22">2) &lt; Integer &gt; / &lt; Double &gt; / &lt; String &gt; is the &lt; DataType &gt;.</text:p>
      <text:p text:style-name="P22"/>
      <text:p text:style-name="P22">3) obj1 / obj2 / obj3 is the obj.</text:p>
      <text:p text:style-name="P22"/>
      <text:p text:style-name="P23">4) 5 / 15.777755 / “Yayy! That's my first Generic Class” is fed into the brackets.</text:p>
      <text:p text:style-name="P23"/>
      <text:p text:style-name="P23">It then feeds the 3 'obj' into the method 'getObject' which returns 'this.ob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Georgia, serif"/>
    <style:font-face style:name="Tahoma1" svg:font-family="Tahoma"/>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57S</meta:editing-duration>
    <meta:editing-cycles>28</meta:editing-cycles>
    <meta:generator>LibreOffice/5.0.4.2$Windows_x86 LibreOffice_project/2b9802c1994aa0b7dc6079e128979269cf95bc78</meta:generator>
    <dc:date>2022-06-23T14:34:03.235000000</dc:date>
    <meta:document-statistic meta:table-count="0" meta:image-count="0" meta:object-count="0" meta:page-count="3" meta:paragraph-count="83" meta:word-count="655" meta:character-count="3891" meta:non-whitespace-character-count="3030"/>
    <meta:user-defined meta:name="Info 1"/>
    <meta:user-defined meta:name="Info 2"/>
    <meta:user-defined meta:name="Info 3"/>
    <meta:user-defined meta:name="Info 4"/>
  </office:meta>
</office:document-meta>
</file>